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093450146016" calcext:value-type="float">
            <text:p>2.27093</text:p>
          </table:table-cell>
          <table:table-cell office:value-type="float" office:value="2.61464372131831" calcext:value-type="float">
            <text:p>2.61464</text:p>
          </table:table-cell>
          <table:table-cell office:value-type="float" office:value="4.95198498122653" calcext:value-type="float">
            <text:p>4.9519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742949520234" calcext:value-type="float">
            <text:p>2.27743</text:p>
          </table:table-cell>
          <table:table-cell office:value-type="float" office:value="2.61126981643721" calcext:value-type="float">
            <text:p>2.61127</text:p>
          </table:table-cell>
          <table:table-cell office:value-type="float" office:value="4.9838986232791" calcext:value-type="float">
            <text:p>4.983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67714845378" calcext:value-type="float">
            <text:p>2.23568</text:p>
          </table:table-cell>
          <table:table-cell office:value-type="float" office:value="2.40599233141619" calcext:value-type="float">
            <text:p>2.40599</text:p>
          </table:table-cell>
          <table:table-cell office:value-type="float" office:value="3.97819704926232" calcext:value-type="float">
            <text:p>3.978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579620565596" calcext:value-type="float">
            <text:p>2.1958</text:p>
          </table:table-cell>
          <table:table-cell office:value-type="float" office:value="2.40597295431727" calcext:value-type="float">
            <text:p>2.40597</text:p>
          </table:table-cell>
          <table:table-cell office:value-type="float" office:value="3.73028237951807" calcext:value-type="float">
            <text:p>3.73028</text:p>
          </table:table-cell>
          <table:table-cell office:value-type="float" office:value="9561600" calcext:value-type="float">
            <text:p>9561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44875334672" calcext:value-type="float">
            <text:p>2.18449</text:p>
          </table:table-cell>
          <table:table-cell office:value-type="float" office:value="2.3972562123494" calcext:value-type="float">
            <text:p>2.39726</text:p>
          </table:table-cell>
          <table:table-cell office:value-type="float" office:value="3.65921059236948" calcext:value-type="float">
            <text:p>3.65921</text:p>
          </table:table-cell>
          <table:table-cell office:value-type="float" office:value="9561600" calcext:value-type="float">
            <text:p>9561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719836209052" calcext:value-type="float">
            <text:p>2.2172</text:p>
          </table:table-cell>
          <table:table-cell office:value-type="float" office:value="2.37737830290906" calcext:value-type="float">
            <text:p>2.37738</text:p>
          </table:table-cell>
          <table:table-cell office:value-type="float" office:value="3.9315391347837" calcext:value-type="float">
            <text:p>3.9315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358422939068" calcext:value-type="float">
            <text:p>2.23358</text:p>
          </table:table-cell>
          <table:table-cell office:value-type="float" office:value="2.3503635283821" calcext:value-type="float">
            <text:p>2.35036</text:p>
          </table:table-cell>
          <table:table-cell office:value-type="float" office:value="4.00879219804951" calcext:value-type="float">
            <text:p>4.0087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602411019421" calcext:value-type="float">
            <text:p>2.23602</text:p>
          </table:table-cell>
          <table:table-cell office:value-type="float" office:value="2.34563943069101" calcext:value-type="float">
            <text:p>2.34564</text:p>
          </table:table-cell>
          <table:table-cell office:value-type="float" office:value="3.9976431607902" calcext:value-type="float">
            <text:p>3.9976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047870787454" calcext:value-type="float">
            <text:p>2.19048</text:p>
          </table:table-cell>
          <table:table-cell office:value-type="float" office:value="2.34124906156156" calcext:value-type="float">
            <text:p>2.34125</text:p>
          </table:table-cell>
          <table:table-cell office:value-type="float" office:value="3.05602602602603" calcext:value-type="float">
            <text:p>3.05603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836607440774" calcext:value-type="float">
            <text:p>2.17837</text:p>
          </table:table-cell>
          <table:table-cell office:value-type="float" office:value="2.34044137887888" calcext:value-type="float">
            <text:p>2.34044</text:p>
          </table:table-cell>
          <table:table-cell office:value-type="float" office:value="3.04360610610611" calcext:value-type="float">
            <text:p>3.0436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3698539218138" calcext:value-type="float">
            <text:p>2.33699</text:p>
          </table:table-cell>
          <table:table-cell office:value-type="float" office:value="2.45777183879303" calcext:value-type="float">
            <text:p>2.45777</text:p>
          </table:table-cell>
          <table:table-cell office:value-type="float" office:value="4.49485496374094" calcext:value-type="float">
            <text:p>4.4948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538704630788" calcext:value-type="float">
            <text:p>2.19539</text:p>
          </table:table-cell>
          <table:table-cell office:value-type="float" office:value="2.33397090112641" calcext:value-type="float">
            <text:p>2.33397</text:p>
          </table:table-cell>
          <table:table-cell office:value-type="float" office:value="3.25318523153942" calcext:value-type="float">
            <text:p>3.2531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06260951189" calcext:value-type="float">
            <text:p>2.19063</text:p>
          </table:table-cell>
          <table:table-cell office:value-type="float" office:value="2.32693481435127" calcext:value-type="float">
            <text:p>2.32693</text:p>
          </table:table-cell>
          <table:table-cell office:value-type="float" office:value="3.27219649561952" calcext:value-type="float">
            <text:p>3.2722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915260065016" calcext:value-type="float">
            <text:p>2.31915</text:p>
          </table:table-cell>
          <table:table-cell office:value-type="float" office:value="2.46469002667334" calcext:value-type="float">
            <text:p>2.46469</text:p>
          </table:table-cell>
          <table:table-cell office:value-type="float" office:value="4.4973455863966" calcext:value-type="float">
            <text:p>4.4973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1741124322069" calcext:value-type="float">
            <text:p>2.11741</text:p>
          </table:table-cell>
          <table:table-cell office:value-type="float" office:value="2.27697559449312" calcext:value-type="float">
            <text:p>2.27698</text:p>
          </table:table-cell>
          <table:table-cell office:value-type="float" office:value="2.86379599499374" calcext:value-type="float">
            <text:p>2.863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2287056737589" calcext:value-type="float">
            <text:p>2.12287</text:p>
          </table:table-cell>
          <table:table-cell office:value-type="float" office:value="2.27678504380476" calcext:value-type="float">
            <text:p>2.27679</text:p>
          </table:table-cell>
          <table:table-cell office:value-type="float" office:value="2.89119399249061" calcext:value-type="float">
            <text:p>2.8911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665030841044" calcext:value-type="float">
            <text:p>2.26665</text:p>
          </table:table-cell>
          <table:table-cell office:value-type="float" office:value="2.44972076352421" calcext:value-type="float">
            <text:p>2.44972</text:p>
          </table:table-cell>
          <table:table-cell office:value-type="float" office:value="4.1233408352088" calcext:value-type="float">
            <text:p>4.1233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585785541364" calcext:value-type="float">
            <text:p>2.26586</text:p>
          </table:table-cell>
          <table:table-cell office:value-type="float" office:value="2.3632333667251" calcext:value-type="float">
            <text:p>2.36323</text:p>
          </table:table-cell>
          <table:table-cell office:value-type="float" office:value="3.71093914350113" calcext:value-type="float">
            <text:p>3.71094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273026589981" calcext:value-type="float">
            <text:p>2.26273</text:p>
          </table:table-cell>
          <table:table-cell office:value-type="float" office:value="2.44865466366592" calcext:value-type="float">
            <text:p>2.44865</text:p>
          </table:table-cell>
          <table:table-cell office:value-type="float" office:value="4.1287184296074" calcext:value-type="float">
            <text:p>4.1287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599257033141" calcext:value-type="float">
            <text:p>2.25599</text:p>
          </table:table-cell>
          <table:table-cell office:value-type="float" office:value="2.36631542699725" calcext:value-type="float">
            <text:p>2.36632</text:p>
          </table:table-cell>
          <table:table-cell office:value-type="float" office:value="3.69508890558477" calcext:value-type="float">
            <text:p>3.69509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52914372706" calcext:value-type="float">
            <text:p>2.25529</text:p>
          </table:table-cell>
          <table:table-cell office:value-type="float" office:value="2.40692494577911" calcext:value-type="float">
            <text:p>2.40692</text:p>
          </table:table-cell>
          <table:table-cell office:value-type="float" office:value="3.55830205205205" calcext:value-type="float">
            <text:p>3.5583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552870185093" calcext:value-type="float">
            <text:p>2.24553</text:p>
          </table:table-cell>
          <table:table-cell office:value-type="float" office:value="2.35325506503252" calcext:value-type="float">
            <text:p>2.35326</text:p>
          </table:table-cell>
          <table:table-cell office:value-type="float" office:value="3.6897136068034" calcext:value-type="float">
            <text:p>3.6897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4474084730214" calcext:value-type="float">
            <text:p>2.24474</text:p>
          </table:table-cell>
          <table:table-cell office:value-type="float" office:value="2.42852118255358" calcext:value-type="float">
            <text:p>2.42852</text:p>
          </table:table-cell>
          <table:table-cell office:value-type="float" office:value="3.99743932949712" calcext:value-type="float">
            <text:p>3.9974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179249020098" calcext:value-type="float">
            <text:p>2.24179</text:p>
          </table:table-cell>
          <table:table-cell office:value-type="float" office:value="2.42640928613126" calcext:value-type="float">
            <text:p>2.42641</text:p>
          </table:table-cell>
          <table:table-cell office:value-type="float" office:value="3.97068926695021" calcext:value-type="float">
            <text:p>3.9706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000291958625" calcext:value-type="float">
            <text:p>2.24</text:p>
          </table:table-cell>
          <table:table-cell office:value-type="float" office:value="2.38681473139806" calcext:value-type="float">
            <text:p>2.38681</text:p>
          </table:table-cell>
          <table:table-cell office:value-type="float" office:value="3.50155905905906" calcext:value-type="float">
            <text:p>3.5015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939073703518" calcext:value-type="float">
            <text:p>2.23939</text:p>
          </table:table-cell>
          <table:table-cell office:value-type="float" office:value="2.35334969568117" calcext:value-type="float">
            <text:p>2.35335</text:p>
          </table:table-cell>
          <table:table-cell office:value-type="float" office:value="3.65761505752876" calcext:value-type="float">
            <text:p>3.6576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51960906893" calcext:value-type="float">
            <text:p>2.23552</text:p>
          </table:table-cell>
          <table:table-cell office:value-type="float" office:value="2.1535927731933" calcext:value-type="float">
            <text:p>2.15359</text:p>
          </table:table-cell>
          <table:table-cell office:value-type="float" office:value="2.83936734183546" calcext:value-type="float">
            <text:p>2.8393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3188932649829" calcext:value-type="float">
            <text:p>2.23189</text:p>
          </table:table-cell>
          <table:table-cell office:value-type="float" office:value="2.14228109110611" calcext:value-type="float">
            <text:p>2.14228</text:p>
          </table:table-cell>
          <table:table-cell office:value-type="float" office:value="2.88642535633908" calcext:value-type="float">
            <text:p>2.8864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81865932966" calcext:value-type="float">
            <text:p>2.22482</text:p>
          </table:table-cell>
          <table:table-cell office:value-type="float" office:value="2.29726592462898" calcext:value-type="float">
            <text:p>2.29727</text:p>
          </table:table-cell>
          <table:table-cell office:value-type="float" office:value="3.79197723861931" calcext:value-type="float">
            <text:p>3.7919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888642237786" calcext:value-type="float">
            <text:p>2.21889</text:p>
          </table:table-cell>
          <table:table-cell office:value-type="float" office:value="2.30071056361514" calcext:value-type="float">
            <text:p>2.30071</text:p>
          </table:table-cell>
          <table:table-cell office:value-type="float" office:value="3.73675212606303" calcext:value-type="float">
            <text:p>3.7367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144275652246" calcext:value-type="float">
            <text:p>2.21144</text:p>
          </table:table-cell>
          <table:table-cell office:value-type="float" office:value="2.26720471784613" calcext:value-type="float">
            <text:p>2.2672</text:p>
          </table:table-cell>
          <table:table-cell office:value-type="float" office:value="2.79500750187547" calcext:value-type="float">
            <text:p>2.7950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113662911973" calcext:value-type="float">
            <text:p>2.21114</text:p>
          </table:table-cell>
          <table:table-cell office:value-type="float" office:value="2.30708541927409" calcext:value-type="float">
            <text:p>2.30709</text:p>
          </table:table-cell>
          <table:table-cell office:value-type="float" office:value="3.82927158948686" calcext:value-type="float">
            <text:p>3.82927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022323661831" calcext:value-type="float">
            <text:p>2.21022</text:p>
          </table:table-cell>
          <table:table-cell office:value-type="float" office:value="2.35341837585459" calcext:value-type="float">
            <text:p>2.35342</text:p>
          </table:table-cell>
          <table:table-cell office:value-type="float" office:value="3.84839294647324" calcext:value-type="float">
            <text:p>3.8483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89166249583" calcext:value-type="float">
            <text:p>2.20989</text:p>
          </table:table-cell>
          <table:table-cell office:value-type="float" office:value="2.08439064064064" calcext:value-type="float">
            <text:p>2.08439</text:p>
          </table:table-cell>
          <table:table-cell office:value-type="float" office:value="3.0978490990991" calcext:value-type="float">
            <text:p>3.0978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937051859263" calcext:value-type="float">
            <text:p>2.20937</text:p>
          </table:table-cell>
          <table:table-cell office:value-type="float" office:value="2.28844953726863" calcext:value-type="float">
            <text:p>2.28845</text:p>
          </table:table-cell>
          <table:table-cell office:value-type="float" office:value="3.04229614807404" calcext:value-type="float">
            <text:p>3.042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426629981657" calcext:value-type="float">
            <text:p>2.20427</text:p>
          </table:table-cell>
          <table:table-cell office:value-type="float" office:value="2.33670845839586" calcext:value-type="float">
            <text:p>2.33671</text:p>
          </table:table-cell>
          <table:table-cell office:value-type="float" office:value="3.82224237118559" calcext:value-type="float">
            <text:p>3.8222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413071118893" calcext:value-type="float">
            <text:p>2.20413</text:p>
          </table:table-cell>
          <table:table-cell office:value-type="float" office:value="2.28867933966983" calcext:value-type="float">
            <text:p>2.28868</text:p>
          </table:table-cell>
          <table:table-cell office:value-type="float" office:value="3.024012006003" calcext:value-type="float">
            <text:p>3.0240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179662077597" calcext:value-type="float">
            <text:p>2.2018</text:p>
          </table:table-cell>
          <table:table-cell office:value-type="float" office:value="2.29009480600751" calcext:value-type="float">
            <text:p>2.29009</text:p>
          </table:table-cell>
          <table:table-cell office:value-type="float" office:value="3.7742478097622" calcext:value-type="float">
            <text:p>3.77425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622507924591" calcext:value-type="float">
            <text:p>2.19623</text:p>
          </table:table-cell>
          <table:table-cell office:value-type="float" office:value="2.10181608692025" calcext:value-type="float">
            <text:p>2.10182</text:p>
          </table:table-cell>
          <table:table-cell office:value-type="float" office:value="3.13057682682683" calcext:value-type="float">
            <text:p>3.1305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622238893057" calcext:value-type="float">
            <text:p>2.19622</text:p>
          </table:table-cell>
          <table:table-cell office:value-type="float" office:value="2.27292375177128" calcext:value-type="float">
            <text:p>2.27292</text:p>
          </table:table-cell>
          <table:table-cell office:value-type="float" office:value="2.79830582645661" calcext:value-type="float">
            <text:p>2.7983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603275818955" calcext:value-type="float">
            <text:p>2.19603</text:p>
          </table:table-cell>
          <table:table-cell office:value-type="float" office:value="2.262394036009" calcext:value-type="float">
            <text:p>2.26239</text:p>
          </table:table-cell>
          <table:table-cell office:value-type="float" office:value="3.53295323830958" calcext:value-type="float">
            <text:p>3.5329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444083062297" calcext:value-type="float">
            <text:p>2.19444</text:p>
          </table:table-cell>
          <table:table-cell office:value-type="float" office:value="2.27855464515053" calcext:value-type="float">
            <text:p>2.27855</text:p>
          </table:table-cell>
          <table:table-cell office:value-type="float" office:value="3.11923442581936" calcext:value-type="float">
            <text:p>3.1192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071751730465" calcext:value-type="float">
            <text:p>2.19072</text:p>
          </table:table-cell>
          <table:table-cell office:value-type="float" office:value="2.26867004419982" calcext:value-type="float">
            <text:p>2.26867</text:p>
          </table:table-cell>
          <table:table-cell office:value-type="float" office:value="3.07485364023017" calcext:value-type="float">
            <text:p>3.0748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05309190226" calcext:value-type="float">
            <text:p>2.19053</text:p>
          </table:table-cell>
          <table:table-cell office:value-type="float" office:value="2.25830841881411" calcext:value-type="float">
            <text:p>2.25831</text:p>
          </table:table-cell>
          <table:table-cell office:value-type="float" office:value="3.1734263197398" calcext:value-type="float">
            <text:p>3.1734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25466900117" calcext:value-type="float">
            <text:p>2.18225</text:p>
          </table:table-cell>
          <table:table-cell office:value-type="float" office:value="2.34766080957145" calcext:value-type="float">
            <text:p>2.34766</text:p>
          </table:table-cell>
          <table:table-cell office:value-type="float" office:value="3.24261005502751" calcext:value-type="float">
            <text:p>3.2426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002823622572" calcext:value-type="float">
            <text:p>2.18003</text:p>
          </table:table-cell>
          <table:table-cell office:value-type="float" office:value="2.27347201383679" calcext:value-type="float">
            <text:p>2.27347</text:p>
          </table:table-cell>
          <table:table-cell office:value-type="float" office:value="3.49633033258315" calcext:value-type="float">
            <text:p>3.4963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687578261958" calcext:value-type="float">
            <text:p>2.17688</text:p>
          </table:table-cell>
          <table:table-cell office:value-type="float" office:value="2.35526807329493" calcext:value-type="float">
            <text:p>2.35527</text:p>
          </table:table-cell>
          <table:table-cell office:value-type="float" office:value="3.2959416478838" calcext:value-type="float">
            <text:p>3.29594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523032349508" calcext:value-type="float">
            <text:p>2.17523</text:p>
          </table:table-cell>
          <table:table-cell office:value-type="float" office:value="2.33192794313824" calcext:value-type="float">
            <text:p>2.33193</text:p>
          </table:table-cell>
          <table:table-cell office:value-type="float" office:value="3.23461605802901" calcext:value-type="float">
            <text:p>3.2346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157797648824" calcext:value-type="float">
            <text:p>2.17158</text:p>
          </table:table-cell>
          <table:table-cell office:value-type="float" office:value="2.34860503168251" calcext:value-type="float">
            <text:p>2.34861</text:p>
          </table:table-cell>
          <table:table-cell office:value-type="float" office:value="3.30323536768384" calcext:value-type="float">
            <text:p>3.3032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06850971562" calcext:value-type="float">
            <text:p>2.17069</text:p>
          </table:table-cell>
          <table:table-cell office:value-type="float" office:value="2.25733904595113" calcext:value-type="float">
            <text:p>2.25734</text:p>
          </table:table-cell>
          <table:table-cell office:value-type="float" office:value="3.18960470352765" calcext:value-type="float">
            <text:p>3.189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503553860263" calcext:value-type="float">
            <text:p>2.16504</text:p>
          </table:table-cell>
          <table:table-cell office:value-type="float" office:value="2.36140611972653" calcext:value-type="float">
            <text:p>2.36141</text:p>
          </table:table-cell>
          <table:table-cell office:value-type="float" office:value="3.32492371185593" calcext:value-type="float">
            <text:p>3.3249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120168628433" calcext:value-type="float">
            <text:p>2.1612</text:p>
          </table:table-cell>
          <table:table-cell office:value-type="float" office:value="2.36415644043743" calcext:value-type="float">
            <text:p>2.36416</text:p>
          </table:table-cell>
          <table:table-cell office:value-type="float" office:value="3.31229025795141" calcext:value-type="float">
            <text:p>3.31229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236097215274" calcext:value-type="float">
            <text:p>2.15236</text:p>
          </table:table-cell>
          <table:table-cell office:value-type="float" office:value="2.263131982658" calcext:value-type="float">
            <text:p>2.26313</text:p>
          </table:table-cell>
          <table:table-cell office:value-type="float" office:value="2.65386068034017" calcext:value-type="float">
            <text:p>2.6538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5205133816908" calcext:value-type="float">
            <text:p>2.15205</text:p>
          </table:table-cell>
          <table:table-cell office:value-type="float" office:value="2.2593179923295" calcext:value-type="float">
            <text:p>2.25932</text:p>
          </table:table-cell>
          <table:table-cell office:value-type="float" office:value="2.69522386193097" calcext:value-type="float">
            <text:p>2.6952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58474028681" calcext:value-type="float">
            <text:p>2.14585</text:p>
          </table:table-cell>
          <table:table-cell office:value-type="float" office:value="2.25079862848091" calcext:value-type="float">
            <text:p>2.2508</text:p>
          </table:table-cell>
          <table:table-cell office:value-type="float" office:value="3.10090670335168" calcext:value-type="float">
            <text:p>3.1009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405235951309" calcext:value-type="float">
            <text:p>2.14052</text:p>
          </table:table-cell>
          <table:table-cell office:value-type="float" office:value="2.25703257878939" calcext:value-type="float">
            <text:p>2.25703</text:p>
          </table:table-cell>
          <table:table-cell office:value-type="float" office:value="3.21068034017008" calcext:value-type="float">
            <text:p>3.2106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931708030417" calcext:value-type="float">
            <text:p>2.11932</text:p>
          </table:table-cell>
          <table:table-cell office:value-type="float" office:value="2.20955283279017" calcext:value-type="float">
            <text:p>2.20955</text:p>
          </table:table-cell>
          <table:table-cell office:value-type="float" office:value="2.87593507144648" calcext:value-type="float">
            <text:p>2.87594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1841261385477" calcext:value-type="float">
            <text:p>2.11841</text:p>
          </table:table-cell>
          <table:table-cell office:value-type="float" office:value="2.22262879167711" calcext:value-type="float">
            <text:p>2.22263</text:p>
          </table:table-cell>
          <table:table-cell office:value-type="float" office:value="2.87365254449737" calcext:value-type="float">
            <text:p>2.87365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134012669834" calcext:value-type="float">
            <text:p>2.09134</text:p>
          </table:table-cell>
          <table:table-cell office:value-type="float" office:value="2.19392889889139" calcext:value-type="float">
            <text:p>2.19393</text:p>
          </table:table-cell>
          <table:table-cell office:value-type="float" office:value="2.67745811452863" calcext:value-type="float">
            <text:p>2.6774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8177481870468" calcext:value-type="float">
            <text:p>2.08177</text:p>
          </table:table-cell>
          <table:table-cell office:value-type="float" office:value="2.18154601150288" calcext:value-type="float">
            <text:p>2.18155</text:p>
          </table:table-cell>
          <table:table-cell office:value-type="float" office:value="2.67029382345586" calcext:value-type="float">
            <text:p>2.6702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1" calcext:value-type="float">
            <text:p>1</text:p>
          </table:table-cell>
          <table:table-cell table:formula="of:=SUM([.D1:.D5])" office:value-type="float" office:value="0" calcext:value-type="float">
            <text:p>0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4" calcext:value-type="float">
            <text:p>4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4" calcext:value-type="float">
            <text:p>4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1" calcext:value-type="float">
            <text:p>1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4" calcext:value-type="float">
            <text:p>4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1" calcext:value-type="float">
            <text:p>1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5" calcext:value-type="float">
            <text:p>5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13:00:53.183053110</dc:date>
    <meta:document-statistic meta:table-count="1" meta:cell-count="4636" meta:object-count="0"/>
    <meta:generator>LibreOffice/4.2.8.2$Linux_X86_64 LibreOffice_project/420m0$Build-2</meta:generator>
  </office:meta>
</office:document-meta>
</file>